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567*"/>
    </style:style>
    <style:style style:name="Таблица1.B" style:family="table-column">
      <style:table-column-properties style:column-width="16cm" style:rel-column-width="907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4c29d3" officeooo:paragraph-rsid="00251466"/>
    </style:style>
    <style:style style:name="P2" style:family="paragraph" style:parent-style-name="Table_20_Contents">
      <style:text-properties officeooo:paragraph-rsid="00251466"/>
    </style:style>
    <style:style style:name="P3" style:family="paragraph" style:parent-style-name="Text_20_body">
      <style:text-properties officeooo:rsid="004c29d3" officeooo:paragraph-rsid="00251466"/>
    </style:style>
    <style:style style:name="P4" style:family="paragraph" style:parent-style-name="Text_20_body">
      <style:paragraph-properties fo:margin-top="0cm" fo:margin-bottom="0cm" loext:contextual-spacing="false"/>
      <style:text-properties fo:language="ru" fo:country="RU" officeooo:rsid="004c29d3" officeooo:paragraph-rsid="00251466"/>
    </style:style>
    <style:style style:name="P5" style:family="paragraph" style:parent-style-name="Table_20_Contents">
      <style:paragraph-properties fo:margin-top="0cm" fo:margin-bottom="0cm" loext:contextual-spacing="false"/>
      <style:text-properties officeooo:rsid="004c29d3" officeooo:paragraph-rsid="00251466"/>
    </style:style>
    <style:style style:name="P6" style:family="paragraph" style:parent-style-name="Heading_20_1">
      <style:paragraph-properties fo:break-before="page"/>
      <style:text-properties officeooo:paragraph-rsid="00251466"/>
    </style:style>
    <style:style style:name="P7" style:family="paragraph" style:parent-style-name="Heading_20_2">
      <style:text-properties officeooo:paragraph-rsid="00251466"/>
    </style:style>
    <style:style style:name="P8" style:family="paragraph" style:parent-style-name="Text_20_body">
      <style:text-properties officeooo:rsid="004c29d3" officeooo:paragraph-rsid="00251466"/>
    </style:style>
    <style:style style:name="P9" style:family="paragraph" style:parent-style-name="Text_20_body">
      <style:text-properties officeooo:rsid="004c29d3" officeooo:paragraph-rsid="0026b29a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officeooo:rsid="000f6e7f" officeooo:paragraph-rsid="000f6e7f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rsid="000bf3aa" officeooo:paragraph-rsid="000bf3aa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officeooo:rsid="000bf3aa" officeooo:paragraph-rsid="000f6e7f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rsid="001111f4" officeooo:paragraph-rsid="001111f4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rsid="0012179f" officeooo:paragraph-rsid="0012179f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officeooo:paragraph-rsid="0012179f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0f6e7f" officeooo:paragraph-rsid="000f6e7f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37fee" officeooo:paragraph-rsid="00137fee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51a1b" officeooo:paragraph-rsid="00151a1b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70139" officeooo:paragraph-rsid="00170139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ca0f8" officeooo:paragraph-rsid="001ca0f8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9a48b" officeooo:paragraph-rsid="0019a48b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a172f" officeooo:paragraph-rsid="001a172f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ddd5e" officeooo:paragraph-rsid="001ddd5e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ddd5e" officeooo:paragraph-rsid="00245ae1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249a95" officeooo:paragraph-rsid="00249a95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245ae1" officeooo:paragraph-rsid="00245ae1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22d312" officeooo:paragraph-rsid="00245ae1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22d312" officeooo:paragraph-rsid="0022d312"/>
    </style:style>
    <style:style style:name="P29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22feab" officeooo:paragraph-rsid="0022feab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fa436" officeooo:paragraph-rsid="001fa436"/>
    </style:style>
    <style:style style:name="P31" style:family="paragraph" style:parent-style-name="Text_20_body" style:list-style-name="L1">
      <style:paragraph-properties fo:margin-top="0cm" fo:margin-bottom="0cm" loext:contextual-spacing="false"/>
      <style:text-properties fo:language="en" fo:country="US" officeooo:rsid="001a172f" officeooo:paragraph-rsid="001a172f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fo:language="en" fo:country="US" officeooo:rsid="0022695d" officeooo:paragraph-rsid="0022695d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fo:language="en" fo:country="US" officeooo:rsid="001fa436" officeooo:paragraph-rsid="001fa436"/>
    </style:style>
    <style:style style:name="P34" style:family="paragraph" style:parent-style-name="Text_20_body">
      <style:paragraph-properties fo:margin-top="0cm" fo:margin-bottom="0cm" loext:contextual-spacing="false"/>
      <style:text-properties officeooo:rsid="004c29d3" officeooo:paragraph-rsid="0026b29a"/>
    </style:style>
    <style:style style:name="P35" style:family="paragraph" style:parent-style-name="Text_20_body">
      <style:paragraph-properties fo:margin-top="0cm" fo:margin-bottom="0cm" loext:contextual-spacing="false"/>
      <style:text-properties officeooo:rsid="004c29d3" officeooo:paragraph-rsid="0027cf90"/>
    </style:style>
    <style:style style:name="T1" style:family="text">
      <style:text-properties fo:language="en" fo:country="US"/>
    </style:style>
    <style:style style:name="T2" style:family="text">
      <style:text-properties officeooo:rsid="00170139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c1643"/>
    </style:style>
    <style:style style:name="T5" style:family="text">
      <style:text-properties officeooo:rsid="001c1643"/>
    </style:style>
    <style:style style:name="T6" style:family="text">
      <style:text-properties officeooo:rsid="001ca0f8"/>
    </style:style>
    <style:style style:name="T7" style:family="text">
      <style:text-properties officeooo:rsid="0012179f"/>
    </style:style>
    <style:style style:name="T8" style:family="text">
      <style:text-properties officeooo:rsid="00249a95"/>
    </style:style>
    <style:style style:name="T9" style:family="text">
      <style:text-properties officeooo:rsid="004e49df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Курс «CAUTTDD01 Модульное тестирование и TDD»</text:p>
      <text:h text:style-name="P7" text:outline-level="2">Программа курса</text:h>
      <text:list xml:id="list241250957" text:style-name="L1">
        <text:list-item>
          <text:p text:style-name="P10"><text:bookmark-start text:name="__RefNumPara__296_1511889200"/>Введение.<text:bookmark-end text:name="__RefNumPara__296_1511889200"/></text:p>
          <text:list>
            <text:list-item>
              <text:p text:style-name="P11">Определение процесса тестирования согласно IEEE 1490-2003 <text:span text:style-name="T1">(SWEBOK V3)</text:span>.</text:p>
            </text:list-item>
            <text:list-item>
              <text:p text:style-name="P11">Наиболее распространенные заблуждения по поводу тестирования.</text:p>
              <text:list>
                <text:list-item>
                  <text:p text:style-name="P11">Задача тестирования — доказать правильность работы программы.</text:p>
                </text:list-item>
                <text:list-item>
                  <text:p text:style-name="P12">Сессия тестирования прошла весьма удачно, если все тесты пройдены успешно.</text:p>
                </text:list-item>
                <text:list-item>
                  <text:p text:style-name="P12">Тестирование начинается, когда разработка подходит к концу.</text:p>
                </text:list-item>
                <text:list-item>
                  <text:p text:style-name="P12">Тестировать просто, поэтому этим занимаются более слабые специалисты.</text:p>
                </text:list-item>
                <text:list-item>
                  <text:p text:style-name="P12">Тестирование — исключительно творческий процесс, тестировщик ищет ошибки вслепую в расчете на везение.</text:p>
                </text:list-item>
                <text:list-item>
                  <text:p text:style-name="P12">Хороший программист сразу пишет правильный код, в тестировании нуждаются посредственные специалисты.</text:p>
                </text:list-item>
                <text:list-item>
                  <text:p text:style-name="P12">Разработчик не должен заниматься тестированием, его задача — передать написанный код специальному подразделению тестирования и исправить обнаруженные ими дефекты.</text:p>
                </text:list-item>
                <text:list-item>
                  <text:p text:style-name="P12">Отказавшись от тестирования, разработчик существенно увеличивает производительность своей работы.</text:p>
                </text:list-item>
                <text:list-item>
                  <text:p text:style-name="P12">Тестирование — преимущественно ручной процесс, крайне трудоемкий и рутинный.</text:p>
                </text:list-item>
                <text:list-item>
                  <text:p text:style-name="P12">Тестирование и отладка — практически одно и то же.</text:p>
                </text:list-item>
                <text:list-item>
                  <text:p text:style-name="P12">Для тестирования не нужны специальные инструменты и знания, все проблемы можно решить при помощи контрольной печати и пошагового выполнения кода в отладчике.</text:p>
                </text:list-item>
              </text:list>
            </text:list-item>
            <text:list-item>
              <text:p text:style-name="P13">Связанные дисциплины.</text:p>
              <text:list>
                <text:list-item>
                  <text:p text:style-name="P14">Управление качеством.</text:p>
                </text:list-item>
                <text:list-item>
                  <text:p text:style-name="P15"><text:span text:style-name="T6">Работа с требованиями</text:span><text:span text:style-name="T7">.</text:span></text:p>
                </text:list-item>
                <text:list-item>
                  <text:p text:style-name="P14">Отладка.</text:p>
                </text:list-item>
              </text:list>
            </text:list-item>
            <text:list-item>
              <text:p text:style-name="P14">Место процесса тестирования в жизненном цикле продукта.</text:p>
              <text:list>
                <text:list-item>
                  <text:p text:style-name="P14">V-модель жизненного цикла.</text:p>
                </text:list-item>
                <text:list-item>
                  <text:p text:style-name="P14">Уровни абстракции спецификаций продукта.</text:p>
                </text:list-item>
                <text:list-item>
                  <text:p text:style-name="P14">Соответствие уровней абстракции и тестирования.</text:p>
                </text:list-item>
              </text:list>
            </text:list-item>
            <text:list-item>
              <text:p text:style-name="P16">Виды тестирования (обзор).</text:p>
              <text:list>
                <text:list-item>
                  <text:p text:style-name="P17">По объектам тестирования.</text:p>
                  <text:list>
                    <text:list-item>
                      <text:p text:style-name="P17">Модульное тестирование.</text:p>
                    </text:list-item>
                    <text:list-item>
                      <text:p text:style-name="P17">Интеграционное тестирование.</text:p>
                    </text:list-item>
                    <text:list-item>
                      <text:p text:style-name="P17">Системное тестирование.</text:p>
                    </text:list-item>
                  </text:list>
                </text:list-item>
                <text:list-item>
                  <text:p text:style-name="P17"><text:soft-page-break/>По цели тестирования.</text:p>
                  <text:list>
                    <text:list-item>
                      <text:p text:style-name="P17">Приемочное/квалификационное тестирование.</text:p>
                    </text:list-item>
                    <text:list-item>
                      <text:p text:style-name="P17">Тестирование инсталляции.</text:p>
                    </text:list-item>
                    <text:list-item>
                      <text:p text:style-name="P17">Альфа/бета тестирование.</text:p>
                    </text:list-item>
                    <text:list-item>
                      <text:p text:style-name="P17">Тестирование надежности.</text:p>
                    </text:list-item>
                    <text:list-item>
                      <text:p text:style-name="P17">Регрессионное тестирование.</text:p>
                    </text:list-item>
                    <text:list-item>
                      <text:p text:style-name="P17">Тестирование производительности.</text:p>
                    </text:list-item>
                    <text:list-item>
                      <text:p text:style-name="P17">Тестирование безопасности.</text:p>
                    </text:list-item>
                    <text:list-item>
                      <text:p text:style-name="P17">Стрессовое тестирование.</text:p>
                    </text:list-item>
                    <text:list-item>
                      <text:p text:style-name="P17">Совместное тестирование.</text:p>
                    </text:list-item>
                    <text:list-item>
                      <text:p text:style-name="P18">Тестирование <text:span text:style-name="T2">восстановления.</text:span></text:p>
                    </text:list-item>
                    <text:list-item>
                      <text:p text:style-name="P19">Тестирование интерфейса.</text:p>
                    </text:list-item>
                    <text:list-item>
                      <text:p text:style-name="P19">Тестирование конфигурации.</text:p>
                    </text:list-item>
                    <text:list-item>
                      <text:p text:style-name="P19">Тестирование удобства использования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<text:bookmark-start text:name="__RefNumPara__298_1511889200"/>Работа тестировщика со спецификацией функциональных требований. Трассировка требований.<text:bookmark-end text:name="__RefNumPara__298_1511889200"/></text:p>
        </text:list-item>
        <text:list-item>
          <text:p text:style-name="P20"><text:bookmark-start text:name="__RefNumPara__300_1511889200"/>Ручное и автоматизированное тестирование. Достоинства и недостатки.<text:bookmark-end text:name="__RefNumPara__300_1511889200"/></text:p>
        </text:list-item>
        <text:list-item>
          <text:p text:style-name="P21"><text:bookmark-start text:name="__RefNumPara__302_1511889200"/>Как устроен автоматизированный тест. Четырехфазный паттерн.<text:bookmark-end text:name="__RefNumPara__302_1511889200"/></text:p>
          <text:list>
            <text:list-item>
              <text:p text:style-name="P20">Инициализация.</text:p>
            </text:list-item>
            <text:list-item>
              <text:p text:style-name="P20">Выполнение.</text:p>
            </text:list-item>
            <text:list-item>
              <text:p text:style-name="P20">Оценка.</text:p>
            </text:list-item>
            <text:list-item>
              <text:p text:style-name="P20">Очистка.</text:p>
            </text:list-item>
          </text:list>
        </text:list-item>
        <text:list-item>
          <text:p text:style-name="P22"><text:bookmark-start text:name="__RefNumPara__304_1511889200"/>Модульные тесты.<text:bookmark-end text:name="__RefNumPara__304_1511889200"/></text:p>
          <text:list>
            <text:list-item>
              <text:p text:style-name="P23">Основные отличия модульных тестов от остальных.</text:p>
              <text:list>
                <text:list-item>
                  <text:p text:style-name="P25">Модель «белого ящика».</text:p>
                </text:list-item>
                <text:list-item>
                  <text:p text:style-name="P25">Создание и использование командой разработки.</text:p>
                </text:list-item>
                <text:list-item>
                  <text:p text:style-name="P25">Очень частое выполнение (период от нескольких минут).</text:p>
                  <text:list>
                    <text:list-item>
                      <text:p text:style-name="P23">Высокая скорость.</text:p>
                    </text:list-item>
                    <text:list-item>
                      <text:p text:style-name="P23">Автоматизация.</text:p>
                    </text:list-item>
                  </text:list>
                </text:list-item>
                <text:list-item>
                  <text:p text:style-name="P23">Изоляция <text:span text:style-name="T8">от других модулей</text:span>.</text:p>
                </text:list-item>
              </text:list>
            </text:list-item>
            <text:list-item>
              <text:p text:style-name="P23">Принципы написания модульных тестов.</text:p>
              <text:list>
                <text:list-item>
                  <text:p text:style-name="P23">Взаимная независимость.</text:p>
                </text:list-item>
                <text:list-item>
                  <text:p text:style-name="P23">Конкретная направленность.</text:p>
                </text:list-item>
                <text:list-item>
                  <text:p text:style-name="P23">Информативность.</text:p>
                </text:list-item>
              </text:list>
            </text:list-item>
          </text:list>
        </text:list-item>
        <text:list-item>
          <text:p text:style-name="P22"><text:bookmark-start text:name="__RefNumPara__306_1511889200"/>Проблемы модульного тестирования процедурного кода.<text:bookmark-end text:name="__RefNumPara__306_1511889200"/></text:p>
        </text:list-item>
        <text:list-item>
          <text:p text:style-name="P31"><text:bookmark-start text:name="__RefNumPara__308_1511889200"/>Ceedling <text:span text:style-name="T5">Framework </text:span><text:span text:style-name="T4">как инструмент модульного тестирования кода на </text:span><text:span text:style-name="T5">C.</text:span><text:bookmark-end text:name="__RefNumPara__308_1511889200"/></text:p>
          <text:list>
            <text:list-item>
              <text:p text:style-name="P32">Ceedling – <text:span text:style-name="T3">оболочка управления сборкой и тестированием проекта.</text:span></text:p>
            </text:list-item>
            <text:list-item>
              <text:p text:style-name="P32">Unity – <text:span text:style-name="T3">фреймворк модульного тестирования.</text:span></text:p>
            </text:list-item>
            <text:list-item>
              <text:p text:style-name="P32">CMock – <text:span text:style-name="T3">генератор заглушек и мок-функций.</text:span></text:p>
            </text:list-item>
            <text:list-item>
              <text:p text:style-name="P32"><text:span text:style-name="T3">CException </text:span>–<text:span text:style-name="T3"> обработка исключений в языке </text:span>C.</text:p>
            </text:list-item>
          </text:list>
        </text:list-item>
        <text:list-item>
          <text:p text:style-name="P24"><text:bookmark-start text:name="__RefNumPara__310_1511889200"/>Понятие рефакторинга. <text:bookmark-end text:name="__RefNumPara__310_1511889200"/></text:p>
          <text:list>
            <text:list-item>
              <text:p text:style-name="P26">Примеры простейших рефакторингов.</text:p>
            </text:list-item>
            <text:list-item>
              <text:p text:style-name="P27">Тесная связь рефакторинга с модульным тестированием.</text:p>
            </text:list-item>
          </text:list>
        </text:list-item>
        <text:list-item>
          <text:p text:style-name="P29"><text:bookmark-start text:name="__RefNumPara__312_1511889200"/>Цикл <text:span text:style-name="T1">TDD.</text:span><text:bookmark-end text:name="__RefNumPara__312_1511889200"/></text:p>
          <text:list>
            <text:list-item>
              <text:p text:style-name="P29">«Классический» цикл <text:span text:style-name="T1">TDD.</text:span></text:p>
            </text:list-item>
            <text:list-item>
              <text:p text:style-name="P29">Особенности цикла <text:span text:style-name="T1">TDD </text:span>при использовании среды кросс-разработки.</text:p>
            </text:list-item>
          </text:list>
        </text:list-item>
        <text:list-item>
          <text:p text:style-name="P33"><text:bookmark-start text:name="__RefNumPara__314_1511889200"/><text:soft-page-break/>TDD vs<text:span text:style-name="T3"> </text:span>DLP.<text:bookmark-end text:name="__RefNumPara__314_1511889200"/></text:p>
          <text:list>
            <text:list-item>
              <text:p text:style-name="P30">Влияние <text:span text:style-name="T1">TDD </text:span>на архитектуру кода.</text:p>
            </text:list-item>
            <text:list-item>
              <text:p text:style-name="P30">Использование архитектурных паттернов для уменьшения межмодульных зависимостей.</text:p>
            </text:list-item>
          </text:list>
        </text:list-item>
        <text:list-item>
          <text:p text:style-name="P20"><text:bookmark-start text:name="__RefNumPara__316_1511889200"/>Инструменты непрерывной интеграции, развертывания и поставки продукта.<text:bookmark-end text:name="__RefNumPara__316_1511889200"/></text:p>
        </text:list-item>
        <text:list-item>
          <text:p text:style-name="P28"><text:bookmark-start text:name="__RefNumPara__318_1511889200"/>Другие инструменты поддержания качества кода.<text:bookmark-end text:name="__RefNumPara__318_1511889200"/></text:p>
          <text:list>
            <text:list-item>
              <text:p text:style-name="P28">Статический анализ кода.</text:p>
            </text:list-item>
            <text:list-item>
              <text:p text:style-name="P28">Код-ревью.</text:p>
            </text:list-item>
          </text:list>
        </text:list-item>
      </text:list>
      <text:h text:style-name="P6" text:outline-level="1">Расписание лекций</text:h>
      <text:p text:style-name="P3">Каждое занятие рассчитано на 1 час (астрономический).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№</text:p>
          </table:table-cell>
          <table:table-cell table:style-name="Таблица1.B1" office:value-type="string">
            <text:p text:style-name="P5">Тема</text:p>
          </table:table-cell>
        </table:table-row>
        <table:table-row>
          <table:table-cell table:style-name="Таблица1.A2" office:value-type="string">
            <text:p text:style-name="P5">1</text:p>
          </table:table-cell>
          <table:table-cell table:style-name="Таблица1.B2" office:value-type="string">
            <text:p text:style-name="P34"><text:bookmark-ref text:reference-format="text" text:ref-name="__RefNumPara__296_1511889200">Введение.</text:bookmark-ref></text:p>
            <text:p text:style-name="P34"><text:bookmark-ref text:reference-format="text" text:ref-name="__RefNumPara__298_1511889200">Работа тестировщика со спецификацией функциональных требований. Трассировка требований.</text:bookmark-ref></text:p>
            <text:p text:style-name="P34"><text:bookmark-ref text:reference-format="text" text:ref-name="__RefNumPara__300_1511889200">Ручное и автоматизированное тестирование. Достоинства и недостатки.</text:bookmark-ref></text:p>
          </table:table-cell>
        </table:table-row>
        <table:table-row>
          <table:table-cell table:style-name="Таблица1.A2" office:value-type="string">
            <text:p text:style-name="P5">2</text:p>
          </table:table-cell>
          <table:table-cell table:style-name="Таблица1.B2" office:value-type="string">
            <text:p text:style-name="P34"><text:bookmark-ref text:reference-format="text" text:ref-name="__RefNumPara__302_1511889200">Как устроен автоматизированный тест. Четырехфазный паттерн.</text:bookmark-ref></text:p>
            <text:p text:style-name="P35"><text:bookmark-ref text:reference-format="text" text:ref-name="__RefNumPara__304_1511889200">Модульные тесты.</text:bookmark-ref></text:p>
            <text:p text:style-name="P35"><text:bookmark-ref text:reference-format="text" text:ref-name="__RefNumPara__306_1511889200">Проблемы модульного тестирования процедурного кода.</text:bookmark-ref></text:p>
          </table:table-cell>
        </table:table-row>
        <table:table-row>
          <table:table-cell table:style-name="Таблица1.A2" office:value-type="string">
            <text:p text:style-name="P5">3</text:p>
          </table:table-cell>
          <table:table-cell table:style-name="Таблица1.B2" office:value-type="string">
            <text:p text:style-name="P35"><text:bookmark-ref text:reference-format="text" text:ref-name="__RefNumPara__308_1511889200">Ceedling Framework как инструмент модульного тестирования кода на C.</text:bookmark-ref></text:p>
          </table:table-cell>
        </table:table-row>
        <table:table-row>
          <table:table-cell table:style-name="Таблица1.A2" office:value-type="string">
            <text:p text:style-name="P5">4</text:p>
          </table:table-cell>
          <table:table-cell table:style-name="Таблица1.B2" office:value-type="string">
            <text:p text:style-name="P34"><text:bookmark-ref text:reference-format="text" text:ref-name="__RefNumPara__310_1511889200">Понятие рефакторинга. </text:bookmark-ref></text:p>
            <text:p text:style-name="P35"><text:bookmark-ref text:reference-format="text" text:ref-name="__RefNumPara__312_1511889200">Цикл TDD.</text:bookmark-ref></text:p>
          </table:table-cell>
        </table:table-row>
        <table:table-row>
          <table:table-cell table:style-name="Таблица1.A2" office:value-type="string">
            <text:p text:style-name="P5">5</text:p>
          </table:table-cell>
          <table:table-cell table:style-name="Таблица1.B2" office:value-type="string">
            <text:p text:style-name="P34"><text:bookmark-ref text:reference-format="text" text:ref-name="__RefNumPara__314_1511889200">TDD vs DLP.</text:bookmark-ref></text:p>
            <text:p text:style-name="P34"><text:bookmark-ref text:reference-format="text" text:ref-name="__RefNumPara__316_1511889200">Инструменты непрерывной интеграции, развертывания и поставки продукта.</text:bookmark-ref></text:p>
            <text:p text:style-name="P34"><text:bookmark-ref text:reference-format="text" text:ref-name="__RefNumPara__318_1511889200">Другие инструменты поддержания качества кода.</text:bookmark-ref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9T13:01:09.459000000</meta:creation-date>
    <dc:date>2023-01-24T14:11:27.344000000</dc:date>
    <meta:editing-duration>P1DT12H39M5S</meta:editing-duration>
    <meta:editing-cycles>13</meta:editing-cycles>
    <meta:generator>LibreOffice/6.4.4.2$Windows_X86_64 LibreOffice_project/3d775be2011f3886db32dfd395a6a6d1ca2630ff</meta:generator>
    <meta:document-statistic meta:table-count="1" meta:image-count="0" meta:object-count="0" meta:page-count="4" meta:paragraph-count="102" meta:word-count="517" meta:character-count="4434" meta:non-whitespace-character-count="3929"/>
  </office:meta>
</office:document-meta>
</file>